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.817cm" fo:min-width="1.567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69cm" fo:min-width="1.177cm"/>
    </style:style>
    <style:style style:name="gr3" style:family="graphic" style:parent-style-name="standard">
      <style:graphic-properties draw:stroke="none" draw:fill="solid" draw:fill-color="#666666" draw:textarea-vertical-align="middle"/>
    </style:style>
    <style:style style:name="gr4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.364cm" fo:min-width="1.114cm"/>
    </style:style>
    <style:style style:name="gr5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715cm" fo:min-width="0.465cm"/>
    </style:style>
    <style:style style:name="gr6" style:family="graphic" style:parent-style-name="standard">
      <style:graphic-properties draw:stroke="none" draw:fill="solid" draw:fill-color="#ffffff" draw:textarea-vertical-align="middle" draw:auto-grow-height="false" fo:min-height="1.114cm" fo:min-width="0.864cm"/>
    </style:style>
    <style:style style:name="gr7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535cm" fo:min-width="0.285cm"/>
    </style:style>
    <style:style style:name="gr8" style:family="graphic" style:parent-style-name="standard">
      <style:graphic-properties draw:stroke="none" draw:fill="solid" draw:fill-color="#ff9696" draw:textarea-vertical-align="middle" draw:auto-grow-height="false" fo:min-height="2.151cm" fo:min-width="1.901cm"/>
    </style:style>
    <style:style style:name="gr9" style:family="graphic" style:parent-style-name="standard">
      <style:graphic-properties draw:stroke="none" draw:fill="solid" draw:fill-color="#8c0000" draw:textarea-vertical-align="middle" draw:auto-grow-height="false" fo:min-height="2.151cm" fo:min-width="1.901cm"/>
    </style:style>
    <style:style style:name="gr10" style:family="graphic" style:parent-style-name="standard">
      <style:graphic-properties draw:stroke="none" draw:fill="solid" draw:fill-color="#ff3333" draw:textarea-horizontal-align="justify" draw:textarea-vertical-align="middle" draw:auto-grow-height="false" fo:min-height="1.099cm" fo:min-width="0.849cm"/>
    </style:style>
    <style:style style:name="gr11" style:family="graphic" style:parent-style-name="standard">
      <style:graphic-properties draw:stroke="solid" svg:stroke-width="0.051cm" draw:marker-start-width="0.279cm" draw:marker-end-width="0.279cm" draw:fill="none" draw:textarea-horizontal-align="justify" draw:textarea-vertical-align="middle" draw:auto-grow-height="false" fo:min-height="2.605cm" fo:min-width="2.36cm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333cm" fo:min-width="0.083cm"/>
    </style:style>
    <style:style style:name="gr13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506cm" fo:min-width="0.303cm"/>
    </style:style>
    <style:style style:name="gr14" style:family="graphic" style:parent-style-name="standard">
      <style:graphic-properties draw:stroke="none" draw:fill="solid" draw:fill-color="#c0c0c0" draw:textarea-horizontal-align="justify" draw:textarea-vertical-align="middle" draw:auto-grow-height="false" fo:min-height="0.563cm" fo:min-width="0cm"/>
    </style:style>
    <style:style style:name="gr15" style:family="graphic" style:parent-style-name="standard">
      <style:graphic-properties draw:stroke="none" draw:fill="solid" draw:fill-color="#515151" draw:textarea-horizontal-align="justify" draw:textarea-vertical-align="middle" draw:auto-grow-height="false" fo:min-height="0.553cm" fo:min-width="0cm"/>
    </style:style>
    <style:style style:name="gr16" style:family="graphic" style:parent-style-name="standard">
      <style:graphic-properties draw:stroke="none" draw:fill="solid" draw:fill-color="#a0a0d6" draw:textarea-horizontal-align="justify" draw:textarea-vertical-align="middle" draw:auto-grow-height="false" fo:min-height="0.132cm" fo:min-width="0.496cm"/>
    </style:style>
    <style:style style:name="gr17" style:family="graphic" style:parent-style-name="standard">
      <style:graphic-properties draw:stroke="none" draw:fill="solid" draw:fill-color="#a0a0d6" draw:textarea-horizontal-align="justify" draw:textarea-vertical-align="middle" draw:auto-grow-height="false" fo:min-height="1.479cm" fo:min-width="0cm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479cm" fo:min-width="0cm"/>
    </style:style>
    <style:style style:name="gr1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11cm" fo:min-width="0.496cm"/>
    </style:style>
    <style:style style:name="gr20" style:family="graphic" style:parent-style-name="standard">
      <style:graphic-properties draw:stroke="none" draw:fill="solid" draw:fill-color="#f0f0f0" draw:textarea-horizontal-align="justify" draw:textarea-vertical-align="middle" draw:auto-grow-height="false" fo:min-height="0.003cm" fo:min-width="0.224cm"/>
    </style:style>
    <style:style style:name="gr21" style:family="graphic" style:parent-style-name="standard">
      <style:graphic-properties draw:stroke="none" draw:fill="solid" draw:fill-color="#f0f0f0" draw:textarea-horizontal-align="justify" draw:textarea-vertical-align="middle" draw:auto-grow-height="false" fo:min-height="0cm" fo:min-width="0.021cm"/>
    </style:style>
    <style:style style:name="gr22" style:family="graphic" style:parent-style-name="standard">
      <style:graphic-properties draw:stroke="none" draw:fill="solid" draw:fill-color="#f0f0f0" draw:textarea-horizontal-align="justify" draw:textarea-vertical-align="middle" draw:auto-grow-height="false" fo:min-height="1.215cm" fo:min-width="0.539cm"/>
    </style:style>
    <style:style style:name="gr23" style:family="graphic" style:parent-style-name="standard">
      <style:graphic-properties draw:textarea-horizontal-align="justify" draw:textarea-vertical-align="middle" draw:auto-grow-height="false" fo:min-height="0.043cm" fo:min-width="1.239cm"/>
    </style:style>
    <style:style style:name="gr24" style:family="graphic" style:parent-style-name="standard">
      <style:graphic-properties draw:stroke="none" draw:fill="solid" draw:fill-color="#c86464" draw:textarea-vertical-align="middle" draw:auto-grow-height="false" fo:min-height="2.151cm" fo:min-width="1.901cm"/>
    </style:style>
    <style:style style:name="gr25" style:family="graphic" style:parent-style-name="standard">
      <style:graphic-properties draw:stroke="none" draw:fill="solid" draw:fill-color="#640000" draw:textarea-vertical-align="middle" draw:auto-grow-height="false" fo:min-height="2.151cm" fo:min-width="1.901cm"/>
    </style:style>
    <style:style style:name="gr26" style:family="graphic" style:parent-style-name="standard">
      <style:graphic-properties draw:stroke="none" draw:fill="solid" draw:fill-color="#af1919" draw:textarea-horizontal-align="justify" draw:textarea-vertical-align="middle" draw:auto-grow-height="false" fo:min-height="1.099cm" fo:min-width="0.849cm"/>
    </style:style>
    <style:style style:name="gr27" style:family="graphic" style:parent-style-name="standard">
      <style:graphic-properties draw:stroke="none" draw:fill="solid" draw:fill-color="#c0c0c0" draw:textarea-horizontal-align="justify" draw:textarea-vertical-align="middle" draw:auto-grow-height="false" fo:min-height="0.333cm" fo:min-width="0.083cm"/>
    </style:style>
    <style:style style:name="gr28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199cm" fo:min-width="0cm"/>
    </style:style>
    <style:style style:name="gr2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32cm" fo:min-width="0.496cm"/>
    </style:style>
    <style:style style:name="gr30" style:family="graphic" style:parent-style-name="standard">
      <style:graphic-properties draw:stroke="none" draw:fill="solid" draw:fill-color="#a0a0d6" draw:textarea-horizontal-align="justify" draw:textarea-vertical-align="middle" draw:auto-grow-height="false" fo:min-height="0.311cm" fo:min-width="0.496cm"/>
    </style:style>
    <style:style style:name="gr31" style:family="graphic" style:parent-style-name="standard">
      <style:graphic-properties draw:stroke="none" draw:fill="solid" draw:fill-color="#f0f0f0" draw:textarea-horizontal-align="justify" draw:textarea-vertical-align="middle" draw:auto-grow-height="false" fo:min-height="1.416cm" fo:min-width="0.539cm"/>
    </style:style>
    <style:style style:name="gr32" style:family="graphic" style:parent-style-name="standard">
      <style:graphic-properties draw:stroke="none" draw:fill="solid" draw:fill-color="#f0f0f0" draw:textarea-horizontal-align="justify" draw:textarea-vertical-align="middle" draw:auto-grow-height="false" fo:min-height="0.174cm" fo:min-width="0.365cm"/>
    </style:style>
    <style:style style:name="gr33" style:family="graphic" style:parent-style-name="standard">
      <style:graphic-properties draw:stroke="none" draw:fill="solid" draw:fill-color="#8c0000" draw:textarea-horizontal-align="justify" draw:textarea-vertical-align="middle" draw:auto-grow-height="false" fo:min-height="0.132cm" fo:min-width="0.496cm"/>
    </style:style>
    <style:style style:name="gr34" style:family="graphic" style:parent-style-name="standard">
      <style:graphic-properties draw:stroke="none" draw:fill="solid" draw:fill-color="#8c0000" draw:textarea-horizontal-align="justify" draw:textarea-vertical-align="middle" draw:auto-grow-height="false" fo:min-height="1.479cm" fo:min-width="0cm"/>
    </style:style>
    <style:style style:name="gr35" style:family="graphic" style:parent-style-name="standard">
      <style:graphic-properties draw:stroke="none" draw:fill="solid" draw:fill-color="#ff9696" draw:textarea-horizontal-align="justify" draw:textarea-vertical-align="middle" draw:auto-grow-height="false" fo:min-height="1.479cm" fo:min-width="0cm"/>
    </style:style>
    <style:style style:name="gr36" style:family="graphic" style:parent-style-name="standard">
      <style:graphic-properties draw:stroke="none" draw:fill="solid" draw:fill-color="#ff9696" draw:textarea-horizontal-align="justify" draw:textarea-vertical-align="middle" draw:auto-grow-height="false" fo:min-height="0.311cm" fo:min-width="0.496cm"/>
    </style:style>
    <style:style style:name="gr37" style:family="graphic" style:parent-style-name="standard">
      <style:graphic-properties draw:stroke="none" draw:fill="solid" draw:fill-color="#ff3333" draw:textarea-horizontal-align="justify" draw:textarea-vertical-align="middle" draw:auto-grow-height="false" fo:min-height="0.003cm" fo:min-width="0.224cm"/>
    </style:style>
    <style:style style:name="gr38" style:family="graphic" style:parent-style-name="standard">
      <style:graphic-properties draw:stroke="none" draw:fill="solid" draw:fill-color="#ff3333" draw:textarea-horizontal-align="justify" draw:textarea-vertical-align="middle" draw:auto-grow-height="false" fo:min-height="0cm" fo:min-width="0.021cm"/>
    </style:style>
    <style:style style:name="gr39" style:family="graphic" style:parent-style-name="standard">
      <style:graphic-properties draw:stroke="none" draw:fill="solid" draw:fill-color="#ff3333" draw:textarea-horizontal-align="justify" draw:textarea-vertical-align="middle" draw:auto-grow-height="false" fo:min-height="1.215cm" fo:min-width="0.539cm"/>
    </style:style>
    <style:style style:name="gr40" style:family="graphic" style:parent-style-name="standard">
      <style:graphic-properties draw:stroke="none" draw:fill="solid" draw:fill-color="#ff9696" draw:textarea-horizontal-align="justify" draw:textarea-vertical-align="middle" draw:auto-grow-height="false" fo:min-height="0.132cm" fo:min-width="0.496cm"/>
    </style:style>
    <style:style style:name="gr41" style:family="graphic" style:parent-style-name="standard">
      <style:graphic-properties draw:stroke="none" draw:fill="solid" draw:fill-color="#8c0000" draw:textarea-horizontal-align="justify" draw:textarea-vertical-align="middle" draw:auto-grow-height="false" fo:min-height="0.311cm" fo:min-width="0.496cm"/>
    </style:style>
    <style:style style:name="gr42" style:family="graphic" style:parent-style-name="standard">
      <style:graphic-properties draw:stroke="none" draw:fill="solid" draw:fill-color="#ff3333" draw:textarea-horizontal-align="justify" draw:textarea-vertical-align="middle" draw:auto-grow-height="false" fo:min-height="1.416cm" fo:min-width="0.539cm"/>
    </style:style>
    <style:style style:name="gr43" style:family="graphic" style:parent-style-name="standard">
      <style:graphic-properties draw:stroke="none" draw:fill="solid" draw:fill-color="#ff3333" draw:textarea-horizontal-align="justify" draw:textarea-vertical-align="middle" draw:auto-grow-height="false" fo:min-height="0.174cm" fo:min-width="0.365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666666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ff9696"/>
      <style:paragraph-properties fo:text-align="center"/>
    </style:style>
    <style:style style:name="P6" style:family="paragraph">
      <loext:graphic-properties draw:fill="solid" draw:fill-color="#8c0000"/>
      <style:paragraph-properties fo:text-align="center"/>
    </style:style>
    <style:style style:name="P7" style:family="paragraph">
      <loext:graphic-properties draw:fill="solid" draw:fill-color="#ff3333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808080"/>
      <style:paragraph-properties fo:text-align="center"/>
    </style:style>
    <style:style style:name="P10" style:family="paragraph">
      <loext:graphic-properties draw:fill="solid" draw:fill-color="#c0c0c0"/>
      <style:paragraph-properties fo:text-align="center"/>
    </style:style>
    <style:style style:name="P11" style:family="paragraph">
      <loext:graphic-properties draw:fill="solid" draw:fill-color="#515151"/>
      <style:paragraph-properties fo:text-align="center"/>
    </style:style>
    <style:style style:name="P12" style:family="paragraph">
      <loext:graphic-properties draw:fill="solid" draw:fill-color="#a0a0d6"/>
      <style:paragraph-properties fo:text-align="center"/>
    </style:style>
    <style:style style:name="P13" style:family="paragraph">
      <loext:graphic-properties draw:fill="solid" draw:fill-color="#f0f0f0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c86464"/>
      <style:paragraph-properties fo:text-align="center"/>
    </style:style>
    <style:style style:name="P16" style:family="paragraph">
      <loext:graphic-properties draw:fill="solid" draw:fill-color="#640000"/>
      <style:paragraph-properties fo:text-align="center"/>
    </style:style>
    <style:style style:name="P17" style:family="paragraph">
      <loext:graphic-properties draw:fill="solid" draw:fill-color="#af1919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921cm" svg:height="2.921cm" svg:x="2.297cm" svg:y="17.1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.667cm" svg:height="2.413cm" svg:x="2.424cm" svg:y="17.43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polygon draw:style-name="gr3" draw:text-style-name="P3" draw:layer="layout" svg:width="2.43cm" svg:height="1.716cm" svg:x="2.663cm" svg:y="18.132cm" svg:viewBox="0 0 2431 1717" draw:points="0,944 2142,0 2431,512 1759,1717 428,1717">
            <text:p/>
          </draw:polygon>
          <draw:custom-shape draw:style-name="gr4" draw:text-style-name="P1" draw:layer="layout" svg:width="2.282cm" svg:height="2.282cm" svg:x="2.607cm" svg:y="17.4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1.365cm" svg:height="1.365cm" svg:x="3.075cm" svg:y="17.9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1.364cm" svg:height="1.364cm" svg:x="3.075cm" svg:y="17.961cm">
            <text:p/>
            <draw:enhanced-geometry draw:glue-point-type="segments" draw:type="mso-spt100" draw:modifiers="158.514968033454 -26.4700333877113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7" draw:text-style-name="P4" draw:layer="layout" svg:width="1.109cm" svg:height="1.109cm" svg:x="3.203cm" svg:y="18.0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2.921cm" svg:height="2.921cm" svg:x="10.779cm" svg:y="9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2.401cm" svg:height="2.401cm" svg:x="11.039cm" svg:y="9.804cm">
            <text:p/>
            <draw:enhanced-geometry draw:glue-point-type="segments" draw:type="mso-spt100" draw:modifiers="-36.08223394769 134.6481644915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9" draw:text-style-name="P6" draw:layer="layout" svg:width="2.401cm" svg:height="2.401cm" svg:x="11.039cm" svg:y="9.804cm">
            <text:p/>
            <draw:enhanced-geometry draw:glue-point-type="segments" draw:type="mso-spt100" draw:modifiers="145.912128246645 -39.9797539480119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0" draw:text-style-name="P7" draw:layer="layout" svg:width="1.907cm" svg:height="1.907cm" svg:x="11.286cm" svg:y="1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1" draw:layer="layout" svg:width="2.921cm" svg:height="2.921cm" svg:x="6.334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921cm" svg:height="2.921cm" svg:x="2.195cm" svg:y="9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667cm" svg:height="2.413cm" svg:x="2.322cm" svg:y="9.36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polygon draw:style-name="gr3" draw:text-style-name="P3" draw:layer="layout" svg:width="2.43cm" svg:height="1.716cm" svg:x="2.561cm" svg:y="10.061cm" svg:viewBox="0 0 2431 1717" draw:points="0,944 2142,0 2431,512 1759,1717 428,1717">
          <text:p/>
        </draw:polygon>
        <draw:custom-shape draw:style-name="gr4" draw:text-style-name="P1" draw:layer="layout" svg:width="2.282cm" svg:height="2.282cm" svg:x="2.505cm" svg:y="9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365cm" svg:height="1.365cm" svg:x="2.973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364cm" svg:height="1.364cm" svg:x="2.973cm" svg:y="9.89cm">
          <text:p/>
          <draw:enhanced-geometry draw:glue-point-type="segments" draw:type="mso-spt100" draw:modifiers="158.514968033454 -26.470033387711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1.109cm" svg:height="1.109cm" svg:x="3.101cm" svg:y="10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8" draw:layer="layout" svg:width="2.91cm" svg:height="2.905cm" svg:x="2.302cm" svg:y="15.73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2.91cm" svg:height="2.905cm" svg:x="2.302cm" svg:y="18.643cm">
            <text:p/>
            <draw:enhanced-geometry svg:viewBox="0 0 21600 21600" draw:type="rectangle" draw:enhanced-path="M 0 0 L 21600 0 21600 21600 0 21600 0 0 Z N"/>
          </draw:custom-shape>
        </draw:g>
        <draw:custom-shape draw:style-name="gr12" draw:text-style-name="P9" draw:layer="layout" svg:width="0.823cm" svg:height="0.823cm" svg:x="3.35cm" svg:y="18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803cm" svg:height="0.756cm" svg:x="3.36cm" svg:y="17.8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183cm" svg:height="0.813cm" svg:x="3.36cm" svg:y="17.8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0.183cm" svg:height="0.803cm" svg:x="3.974cm" svg:y="17.8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.408cm" svg:height="0.538cm" svg:x="3.057cm" svg:y="17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194cm" svg:height="1.729cm" svg:x="4.271cm" svg:y="16.1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184cm" svg:height="1.729cm" svg:x="3.057cm" svg:y="16.15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408cm" svg:height="0.793cm" svg:x="3.057cm" svg:y="15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1.024cm" svg:height="0.357cm" svg:x="3.247cm" svg:y="17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1.024cm" svg:height="0.357cm" svg:x="3.126cm" svg:y="14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1.04cm" svg:height="0.274cm" svg:x="3.231cm" svg:y="16.149cm">
          <text:p/>
          <draw:enhanced-geometry svg:viewBox="0 0 21600 21600" draw:glue-points="?f0 0 ?f1 10800 0 21600 10800 21600 21600 21600 ?f7 10800" draw:text-areas="?f1 10800 ?f2 18000 ?f3 7200 ?f4 21600" draw:type="isosceles-triangle" draw:modifiers="11183.861671469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13" draw:layer="layout" svg:width="1.039cm" svg:height="1.465cm" svg:x="3.241cm" svg:y="16.42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739cm" svg:height="0.293cm" svg:x="2.806cm" svg:y="21.281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2.921cm" svg:height="2.921cm" svg:x="14.483cm" svg:y="9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5" draw:layer="layout" svg:width="2.401cm" svg:height="2.401cm" svg:x="14.743cm" svg:y="9.89cm">
            <text:p/>
            <draw:enhanced-geometry draw:glue-point-type="segments" draw:type="mso-spt100" draw:modifiers="-36.08223394769 134.6481644915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5" draw:text-style-name="P16" draw:layer="layout" svg:width="2.401cm" svg:height="2.401cm" svg:x="14.743cm" svg:y="9.89cm">
            <text:p/>
            <draw:enhanced-geometry draw:glue-point-type="segments" draw:type="mso-spt100" draw:modifiers="145.912128246645 -39.9797539480119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6" draw:text-style-name="P17" draw:layer="layout" svg:width="1.907cm" svg:height="1.907cm" svg:x="14.99cm" svg:y="10.1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2.921cm" svg:height="2.921cm" svg:x="6.814cm" svg:y="17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.667cm" svg:height="2.413cm" svg:x="6.941cm" svg:y="17.42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polygon draw:style-name="gr3" draw:text-style-name="P3" draw:layer="layout" svg:width="2.43cm" svg:height="1.716cm" svg:x="7.18cm" svg:y="18.119cm" svg:viewBox="0 0 2431 1717" draw:points="0,944 2142,0 2431,512 1759,1717 428,1717">
            <text:p/>
          </draw:polygon>
          <draw:custom-shape draw:style-name="gr4" draw:text-style-name="P1" draw:layer="layout" svg:width="2.282cm" svg:height="2.282cm" svg:x="7.124cm" svg:y="17.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1.365cm" svg:height="1.365cm" svg:x="7.592cm" svg:y="17.9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1.364cm" svg:height="1.364cm" svg:x="7.592cm" svg:y="17.948cm">
            <text:p/>
            <draw:enhanced-geometry draw:glue-point-type="segments" draw:type="mso-spt100" draw:modifiers="158.514968033454 -26.4700333877113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7" draw:text-style-name="P4" draw:layer="layout" svg:width="1.109cm" svg:height="1.109cm" svg:x="7.72cm" svg:y="18.0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8" draw:layer="layout" svg:width="2.91cm" svg:height="2.905cm" svg:x="6.819cm" svg:y="15.72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2.91cm" svg:height="2.905cm" svg:x="6.819cm" svg:y="18.63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0" draw:layer="layout" svg:width="0.823cm" svg:height="0.823cm" svg:x="7.867cm" svg:y="18.261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13" draw:text-style-name="P9" draw:layer="layout" svg:width="0.803cm" svg:height="0.756cm" svg:x="7.877cm" svg:y="18.66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4" draw:text-style-name="P10" draw:layer="layout" svg:width="0.183cm" svg:height="0.813cm" svg:x="7.877cm" svg:y="18.61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8" draw:text-style-name="P9" draw:layer="layout" svg:width="0.645cm" svg:height="0.633cm" svg:x="8.045cm" svg:y="18.274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15" draw:text-style-name="P11" draw:layer="layout" svg:width="0.183cm" svg:height="0.803cm" svg:x="8.491cm" svg:y="18.62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9" draw:text-style-name="P2" draw:layer="layout" svg:width="1.408cm" svg:height="0.538cm" svg:x="7.574cm" svg:y="19.132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17" draw:text-style-name="P12" draw:layer="layout" svg:width="0.194cm" svg:height="1.729cm" svg:x="8.788cm" svg:y="19.42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0" draw:text-style-name="P12" draw:layer="layout" svg:width="1.408cm" svg:height="0.793cm" svg:x="7.574cm" svg:y="20.766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20" draw:text-style-name="P13" draw:layer="layout" svg:width="1.024cm" svg:height="0.357cm" svg:x="7.764cm" svg:y="19.274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1" draw:text-style-name="P13" draw:layer="layout" svg:width="1.039cm" svg:height="1.666cm" svg:x="7.758cm" svg:y="19.42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3" draw:text-style-name="P14" draw:layer="layout" svg:width="1.739cm" svg:height="0.293cm" svg:x="7.323cm" svg:y="15.73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2" draw:text-style-name="P13" draw:layer="layout" svg:width="1.223cm" svg:height="0.598cm" svg:x="7.574cm" svg:y="20.76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18" draw:text-style-name="P2" draw:layer="layout" svg:width="0.184cm" svg:height="1.729cm" svg:x="7.574cm" svg:y="19.424cm">
          <text:p/>
          <draw:enhanced-geometry svg:viewBox="0 0 21600 21600" draw:mirror-vertical="true" draw:type="rectangle" draw:enhanced-path="M 0 0 L 21600 0 21600 21600 0 21600 0 0 Z N"/>
        </draw:custom-shape>
        <draw:g>
          <draw:custom-shape draw:style-name="gr1" draw:text-style-name="P1" draw:layer="layout" svg:width="2.921cm" svg:height="2.921cm" svg:x="11.161cm" svg:y="17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.667cm" svg:height="2.413cm" svg:x="11.288cm" svg:y="17.41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polygon draw:style-name="gr3" draw:text-style-name="P3" draw:layer="layout" svg:width="2.43cm" svg:height="1.716cm" svg:x="11.527cm" svg:y="18.11cm" svg:viewBox="0 0 2431 1717" draw:points="0,944 2142,0 2431,512 1759,1717 428,1717">
            <text:p/>
          </draw:polygon>
          <draw:custom-shape draw:style-name="gr4" draw:text-style-name="P1" draw:layer="layout" svg:width="2.282cm" svg:height="2.282cm" svg:x="11.471cm" svg:y="17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1.365cm" svg:height="1.365cm" svg:x="11.939cm" svg:y="17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1.364cm" svg:height="1.364cm" svg:x="11.939cm" svg:y="17.939cm">
            <text:p/>
            <draw:enhanced-geometry draw:glue-point-type="segments" draw:type="mso-spt100" draw:modifiers="158.514968033454 -26.4700333877113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7" draw:text-style-name="P4" draw:layer="layout" svg:width="1.109cm" svg:height="1.109cm" svg:x="12.067cm" svg:y="18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8" draw:layer="layout" svg:width="2.91cm" svg:height="2.905cm" svg:x="11.166cm" svg:y="15.71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2.91cm" svg:height="2.905cm" svg:x="11.166cm" svg:y="18.621cm">
            <text:p/>
            <draw:enhanced-geometry svg:viewBox="0 0 21600 21600" draw:type="rectangle" draw:enhanced-path="M 0 0 L 21600 0 21600 21600 0 21600 0 0 Z N"/>
          </draw:custom-shape>
        </draw:g>
        <draw:custom-shape draw:style-name="gr12" draw:text-style-name="P9" draw:layer="layout" svg:width="0.823cm" svg:height="0.823cm" svg:x="12.214cm" svg:y="1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803cm" svg:height="0.756cm" svg:x="12.224cm" svg:y="17.86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183cm" svg:height="0.813cm" svg:x="12.224cm" svg:y="17.8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0.183cm" svg:height="0.803cm" svg:x="12.838cm" svg:y="17.86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1.408cm" svg:height="0.538cm" svg:x="11.921cm" svg:y="17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draw:layer="layout" svg:width="0.194cm" svg:height="1.729cm" svg:x="13.135cm" svg:y="16.13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0.184cm" svg:height="1.729cm" svg:x="11.921cm" svg:y="16.13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1.408cm" svg:height="0.793cm" svg:x="11.921cm" svg:y="15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1.024cm" svg:height="0.357cm" svg:x="12.111cm" svg:y="17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7" draw:layer="layout" svg:width="1.04cm" svg:height="0.274cm" svg:x="12.095cm" svg:y="16.127cm">
          <text:p/>
          <draw:enhanced-geometry svg:viewBox="0 0 21600 21600" draw:glue-points="?f0 0 ?f1 10800 0 21600 10800 21600 21600 21600 ?f7 10800" draw:text-areas="?f1 10800 ?f2 18000 ?f3 7200 ?f4 21600" draw:type="isosceles-triangle" draw:modifiers="11183.861671469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7" draw:layer="layout" svg:width="1.039cm" svg:height="1.465cm" svg:x="12.105cm" svg:y="16.4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739cm" svg:height="0.293cm" svg:x="11.67cm" svg:y="21.259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2.921cm" svg:height="2.921cm" svg:x="15.678cm" svg:y="17.1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.667cm" svg:height="2.413cm" svg:x="15.805cm" svg:y="17.40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polygon draw:style-name="gr3" draw:text-style-name="P3" draw:layer="layout" svg:width="2.43cm" svg:height="1.716cm" svg:x="16.044cm" svg:y="18.097cm" svg:viewBox="0 0 2431 1717" draw:points="0,944 2142,0 2431,512 1759,1717 428,1717">
            <text:p/>
          </draw:polygon>
          <draw:custom-shape draw:style-name="gr4" draw:text-style-name="P1" draw:layer="layout" svg:width="2.282cm" svg:height="2.282cm" svg:x="15.988cm" svg:y="17.4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1.365cm" svg:height="1.365cm" svg:x="16.456cm" svg:y="17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1.364cm" svg:height="1.364cm" svg:x="16.456cm" svg:y="17.926cm">
            <text:p/>
            <draw:enhanced-geometry draw:glue-point-type="segments" draw:type="mso-spt100" draw:modifiers="158.514968033454 -26.4700333877113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7" draw:text-style-name="P4" draw:layer="layout" svg:width="1.109cm" svg:height="1.109cm" svg:x="16.584cm" svg:y="18.0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8" draw:layer="layout" svg:width="2.91cm" svg:height="2.905cm" svg:x="15.683cm" svg:y="15.70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2.91cm" svg:height="2.905cm" svg:x="15.683cm" svg:y="18.608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0" draw:layer="layout" svg:width="0.823cm" svg:height="0.823cm" svg:x="16.731cm" svg:y="18.239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13" draw:text-style-name="P9" draw:layer="layout" svg:width="0.803cm" svg:height="0.756cm" svg:x="16.741cm" svg:y="18.64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4" draw:text-style-name="P10" draw:layer="layout" svg:width="0.183cm" svg:height="0.813cm" svg:x="16.741cm" svg:y="18.58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8" draw:text-style-name="P9" draw:layer="layout" svg:width="0.645cm" svg:height="0.633cm" svg:x="16.909cm" svg:y="18.252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15" draw:text-style-name="P11" draw:layer="layout" svg:width="0.183cm" svg:height="0.803cm" svg:x="17.355cm" svg:y="18.59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0" draw:text-style-name="P5" draw:layer="layout" svg:width="1.408cm" svg:height="0.538cm" svg:x="16.438cm" svg:y="19.11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4" draw:text-style-name="P6" draw:layer="layout" svg:width="0.194cm" svg:height="1.729cm" svg:x="17.652cm" svg:y="19.40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1" draw:text-style-name="P6" draw:layer="layout" svg:width="1.408cm" svg:height="0.793cm" svg:x="16.438cm" svg:y="20.744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7" draw:text-style-name="P7" draw:layer="layout" svg:width="1.024cm" svg:height="0.357cm" svg:x="16.628cm" svg:y="19.252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42" draw:text-style-name="P7" draw:layer="layout" svg:width="1.039cm" svg:height="1.666cm" svg:x="16.622cm" svg:y="19.40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3" draw:text-style-name="P14" draw:layer="layout" svg:width="1.739cm" svg:height="0.293cm" svg:x="16.187cm" svg:y="15.7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3" draw:text-style-name="P7" draw:layer="layout" svg:width="1.223cm" svg:height="0.598cm" svg:x="16.438cm" svg:y="20.745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5" draw:text-style-name="P5" draw:layer="layout" svg:width="0.184cm" svg:height="1.729cm" svg:x="16.438cm" svg:y="19.402cm">
          <text:p/>
          <draw:enhanced-geometry svg:viewBox="0 0 21600 21600" draw:mirror-vertic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6:35:45.065593769</meta:creation-date>
    <dc:date>2021-10-07T08:57:24.289510752</dc:date>
    <meta:editing-duration>PT6H58M55S</meta:editing-duration>
    <meta:editing-cycles>16</meta:editing-cycles>
    <meta:generator>LibreOffice/6.4.7.2$Linux_X86_64 LibreOffice_project/40$Build-2</meta:generator>
    <meta:document-statistic meta:object-count="113"/>
  </office:meta>
</office:document-meta>
</file>